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2d7" officeooo:paragraph-rsid="000522d7"/>
    </style:style>
    <style:style style:name="T1" style:family="text">
      <style:text-properties officeooo:rsid="00082e57"/>
    </style:style>
    <style:style style:name="T2" style:family="text">
      <style:text-properties officeooo:rsid="000b555c"/>
    </style:style>
    <style:style style:name="T3" style:family="text">
      <style:text-properties officeooo:rsid="000e1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-2 – Week <text:span text:style-name="T3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5:09.500397318</meta:creation-date>
    <dc:date>2018-09-09T14:56:06.238527735</dc:date>
    <meta:editing-duration>PT5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3" meta:non-whitespace-character-count="10"/>
  </office:meta>
</office:document-meta>
</file>